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2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Е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Ж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З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Й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К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Л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П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Р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Т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Ф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Х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Ц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Ч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Ш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Щ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Ъ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Ь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Ю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22:05:59.707037758</meta:creation-date>
    <dc:date>2025-05-13T22:39:11.881472333</dc:date>
    <meta:editing-duration>PT22M50S</meta:editing-duration>
    <meta:editing-cycles>1</meta:editing-cycles>
    <meta:document-statistic meta:table-count="1" meta:cell-count="60" meta:object-count="0"/>
    <meta:generator>LibreOffice/24.2.7.2$Linux_X86_64 LibreOffice_project/420$Build-2</meta:generator>
  </office:meta>
</office:document-meta>
</file>